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ou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que-1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vator-1.gf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p-1.gf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que-1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que-2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p-2.gf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que-2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p-3.gf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vator-2.gf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p-4.gf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tellite.gf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evator-3.gf</text:p>
          </table:table-cell>
          <table:table-cell office:value-type="float" office:value="78" calcext:value-type="float">
            <text:p>78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p-5.gf</text:p>
          </table:table-cell>
          <table:table-cell office:value-type="float" office:value="84" calcext:value-type="float">
            <text:p>84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evator-4.gf</text:p>
          </table:table-cell>
          <table:table-cell office:value-type="float" office:value="136" calcext:value-type="float">
            <text:p>136</text:p>
          </table:table-cell>
          <table:table-cell office:value-type="float" office:value="368" calcext:value-type="float">
            <text:p>36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od.gf</text:p>
          </table:table-cell>
          <table:table-cell office:value-type="float" office:value="185" calcext:value-type="float">
            <text:p>185</text:p>
          </table:table-cell>
          <table:table-cell office:value-type="float" office:value="7181" calcext:value-type="float">
            <text:p>718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man.gf</text:p>
          </table:table-cell>
          <table:table-cell office:value-type="float" office:value="200" calcext:value-type="float">
            <text:p>200</text:p>
          </table:table-cell>
          <table:table-cell office:value-type="float" office:value="6596" calcext:value-type="float">
            <text:p>659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evator-5.gf</text:p>
          </table:table-cell>
          <table:table-cell office:value-type="float" office:value="210" calcext:value-type="float">
            <text:p>210</text:p>
          </table:table-cell>
          <table:table-cell office:value-type="float" office:value="580" calcext:value-type="float">
            <text:p>58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s1766074.mps</text:p>
          </table:table-cell>
          <table:table-cell office:value-type="float" office:value="282" calcext:value-type="float">
            <text:p>282</text:p>
          </table:table-cell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5351" calcext:value-type="float">
            <text:p>535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lit-20</text:p>
          </table:table-cell>
          <table:table-cell office:value-type="float" office:value="420" calcext:value-type="float">
            <text:p>420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light13.mps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tab1.mps</text:p>
          </table:table-cell>
          <table:table-cell office:value-type="float" office:value="568" calcext:value-type="float">
            <text:p>568</text:p>
          </table:table-cell>
          <table:table-cell office:value-type="float" office:value="829" calcext:value-type="float">
            <text:p>82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light14.mps</text:p>
          </table:table-cell>
          <table:table-cell office:value-type="float" office:value="588" calcext:value-type="float">
            <text:p>588</text:p>
          </table:table-cell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100n500k4r1.mps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lit-25</text:p>
          </table:table-cell>
          <table:table-cell office:value-type="float" office:value="650" calcext:value-type="float">
            <text:p>650</text:p>
          </table:table-cell>
          <table:table-cell office:value-type="float" office:value="925" calcext:value-type="float">
            <text:p>92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lass4.mps</text:p>
          </table:table-cell>
          <table:table-cell office:value-type="float" office:value="718" calcext:value-type="float">
            <text:p>718</text:p>
          </table:table-cell>
          <table:table-cell office:value-type="float" office:value="1815" calcext:value-type="float">
            <text:p>181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v1075.mps</text:p>
          </table:table-cell>
          <table:table-cell office:value-type="float" office:value="757" calcext:value-type="float">
            <text:p>757</text:p>
          </table:table-cell>
          <table:table-cell office:value-type="float" office:value="14280" calcext:value-type="float">
            <text:p>1428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16x16.mps</text:p>
          </table:table-cell>
          <table:table-cell office:value-type="float" office:value="800" calcext:value-type="float">
            <text:p>80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lit-30</text:p>
          </table:table-cell>
          <table:table-cell office:value-type="float" office:value="930" calcext:value-type="float">
            <text:p>930</text:p>
          </table:table-cell>
          <table:table-cell office:value-type="float" office:value="1335" calcext:value-type="float">
            <text:p>133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oor.gf</text:p>
          </table:table-cell>
          <table:table-cell office:value-type="float" office:value="951" calcext:value-type="float">
            <text:p>951</text:p>
          </table:table-cell>
          <table:table-cell office:value-type="float" office:value="9715" calcext:value-type="float">
            <text:p>9715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tree-10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wdano.mps</text:p>
          </table:table-cell>
          <table:table-cell office:value-type="float" office:value="1081" calcext:value-type="float">
            <text:p>1081</text:p>
          </table:table-cell>
          <table:table-cell office:value-type="float" office:value="2184" calcext:value-type="float">
            <text:p>218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fn-gwin-UUM.mps</text:p>
          </table:table-cell>
          <table:table-cell office:value-type="float" office:value="1096" calcext:value-type="float">
            <text:p>1096</text:p>
          </table:table-cell>
          <table:table-cell office:value-type="float" office:value="2632" calcext:value-type="float">
            <text:p>263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oint.mps</text:p>
          </table:table-cell>
          <table:table-cell office:value-type="float" office:value="1185" calcext:value-type="float">
            <text:p>1185</text:p>
          </table:table-cell>
          <table:table-cell office:value-type="float" office:value="3232" calcext:value-type="float">
            <text:p>32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king.gf</text:p>
          </table:table-cell>
          <table:table-cell office:value-type="float" office:value="1275" calcext:value-type="float">
            <text:p>1275</text:p>
          </table:table-cell>
          <table:table-cell office:value-type="float" office:value="113253" calcext:value-type="float">
            <text:p>113253</text:p>
          </table:table-cell>
          <table:table-cell office:value-type="float" office:value="1274" calcext:value-type="float">
            <text:p>127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igeon-10.mps</text:p>
          </table:table-cell>
          <table:table-cell office:value-type="float" office:value="1421" calcext:value-type="float">
            <text:p>1421</text:p>
          </table:table-cell>
          <table:table-cell office:value-type="float" office:value="8180" calcext:value-type="float">
            <text:p>818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mu-35-40.mps</text:p>
          </table:table-cell>
          <table:table-cell office:value-type="float" office:value="1629" calcext:value-type="float">
            <text:p>1629</text:p>
          </table:table-cell>
          <table:table-cell office:value-type="float" office:value="4843" calcext:value-type="float">
            <text:p>4843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iu.mps</text:p>
          </table:table-cell>
          <table:table-cell office:value-type="float" office:value="2032" calcext:value-type="float">
            <text:p>2032</text:p>
          </table:table-cell>
          <table:table-cell office:value-type="float" office:value="3432" calcext:value-type="float">
            <text:p>3432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sched010.mps</text:p>
          </table:table-cell>
          <table:table-cell office:value-type="float" office:value="2109" calcext:value-type="float">
            <text:p>2109</text:p>
          </table:table-cell>
          <table:table-cell office:value-type="float" office:value="6376" calcext:value-type="float">
            <text:p>637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os-1396125.mps</text:p>
          </table:table-cell>
          <table:table-cell office:value-type="float" office:value="2655" calcext:value-type="float">
            <text:p>2655</text:p>
          </table:table-cell>
          <table:table-cell office:value-type="float" office:value="5511" calcext:value-type="float">
            <text:p>551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eos-849702.mps</text:p>
          </table:table-cell>
          <table:table-cell office:value-type="float" office:value="2778" calcext:value-type="float">
            <text:p>2778</text:p>
          </table:table-cell>
          <table:table-cell office:value-type="float" office:value="19308" calcext:value-type="float">
            <text:p>19308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g5_34.mps</text:p>
          </table:table-cell>
          <table:table-cell office:value-type="float" office:value="2825" calcext:value-type="float">
            <text:p>2825</text:p>
          </table:table-cell>
          <table:table-cell office:value-type="float" office:value="7700" calcext:value-type="float">
            <text:p>77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ilB101.mps</text:p>
          </table:table-cell>
          <table:table-cell office:value-type="float" office:value="2918" calcext:value-type="float">
            <text:p>2918</text:p>
          </table:table-cell>
          <table:table-cell office:value-type="float" office:value="24120" calcext:value-type="float">
            <text:p>24120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block67.mps</text:p>
          </table:table-cell>
          <table:table-cell office:value-type="float" office:value="3193" calcext:value-type="float">
            <text:p>3193</text:p>
          </table:table-cell>
          <table:table-cell office:value-type="float" office:value="7495" calcext:value-type="float">
            <text:p>7495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98ir.mps</text:p>
          </table:table-cell>
          <table:table-cell office:value-type="float" office:value="3211" calcext:value-type="float">
            <text:p>3211</text:p>
          </table:table-cell>
          <table:table-cell office:value-type="float" office:value="71704" calcext:value-type="float">
            <text:p>71704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nkar10_1.mps</text:p>
          </table:table-cell>
          <table:table-cell office:value-type="float" office:value="3324" calcext:value-type="float">
            <text:p>3324</text:p>
          </table:table-cell>
          <table:table-cell office:value-type="float" office:value="4496" calcext:value-type="float">
            <text:p>44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os-916792.mps</text:p>
          </table:table-cell>
          <table:table-cell office:value-type="float" office:value="3383" calcext:value-type="float">
            <text:p>3383</text:p>
          </table:table-cell>
          <table:table-cell office:value-type="float" office:value="134442" calcext:value-type="float">
            <text:p>134442</text:p>
          </table:table-cell>
          <table:table-cell office:value-type="float" office:value="496" calcext:value-type="float">
            <text:p>496</text:p>
          </table:table-cell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ll3000.mps</text:p>
          </table:table-cell>
          <table:table-cell office:value-type="float" office:value="3461" calcext:value-type="float">
            <text:p>3461</text:p>
          </table:table-cell>
          <table:table-cell office:value-type="float" office:value="29386" calcext:value-type="float">
            <text:p>2938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88" calcext:value-type="float">
            <text:p>588</text:p>
          </table:table-cell>
        </table:table-row>
      </table:table>
      <table:table table:name="LB-compare" table:style-name="ta1">
        <table:shapes>
          <draw:frame draw:z-index="0" draw:style-name="gr1" draw:text-style-name="P1" svg:width="453.34pt" svg:height="255.26pt" svg:x="0.03pt" svg:y="0.03pt">
            <loext:p draw:notify-on-update-of-ranges="bounds.C2:bounds.C41 bounds.I1:bounds.I1 bounds.I2:bounds.I41 bounds.K1:bounds.K1 bounds.K2:bounds.K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34pt" svg:height="255.23pt" svg:x="467.52pt" svg:y="2.24pt">
            <loext:p draw:notify-on-update-of-ranges="bounds.C2:bounds.C41 bounds.I1:bounds.I1 bounds.I2:bounds.I41 bounds.J1:bounds.J1 bounds.J2:bounds.J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-0.62pt" svg:y="277.11pt">
            <loext:p draw:notify-on-update-of-ranges="bounds.C2:bounds.C34 bounds.J1:bounds.J1 bounds.J2:bounds.J34 bounds.L1:bounds.L1 bounds.L2:bounds.L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34pt" svg:height="255.23pt" svg:x="478.46pt" svg:y="282.36pt">
            <loext:p draw:notify-on-update-of-ranges="bounds.C2:bounds.C41 bounds.J1:bounds.J1 bounds.J2:bounds.J41 bounds.K1:bounds.K1 bounds.K2:bounds.K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Grid" table:style-name="ta1">
        <table:shapes>
          <draw:frame draw:z-index="0" draw:style-name="gr1" draw:text-style-name="P1" svg:width="453.46pt" svg:height="255.26pt" svg:x="188.87pt" svg:y="252.23pt">
            <loext:p draw:notify-on-update-of-ranges="Grid.A2:Grid.A11 Grid.J1:Grid.J1 Grid.J2:Grid.J10 Grid.K1:Grid.K1 Grid.K2:Grid.K10 Grid.N1:Grid.N1 Grid.N2:Grid.N10 Grid.O1:Grid.O1 Grid.O2:Grid.O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</table:table>
      <table:table table:name="LP" table:style-name="ta1">
        <table:shapes>
          <draw:frame draw:z-index="0" draw:style-name="gr1" draw:text-style-name="P1" svg:width="453.51pt" svg:height="255.09pt" svg:x="911.85pt" svg:y="2.83pt">
            <loext:p draw:notify-on-update-of-ranges="LP.B2:LP.B6 LP.J1:LP.J1 LP.J2:LP.J6 LP.K1:LP.K1 LP.K2:LP.K6 LP.N1:LP.N1 LP.N2:LP.N6 LP.O1:LP.O1 LP.O2:LP.O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7" table:number-columns-repeated="1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od</text:p>
          </table:table-cell>
          <table:table-cell office:value-type="float" office:value="185" calcext:value-type="float">
            <text:p>185</text:p>
          </table:table-cell>
          <table:table-cell office:value-type="float" office:value="14362" calcext:value-type="float">
            <text:p>14362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man</text:p>
          </table:table-cell>
          <table:table-cell office:value-type="float" office:value="200" calcext:value-type="float">
            <text:p>200</text:p>
          </table:table-cell>
          <table:table-cell office:value-type="float" office:value="13192" calcext:value-type="float">
            <text:p>13192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s1766074</text:p>
          </table:table-cell>
          <table:table-cell office:value-type="float" office:value="282" calcext:value-type="float">
            <text:p>282</text:p>
          </table:table-cell>
          <table:table-cell office:value-type="float" office:value="1332" calcext:value-type="float">
            <text:p>133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1470" calcext:value-type="float">
            <text:p>147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ik.250-1-100.1</text:p>
          </table:table-cell>
          <table:table-cell office:value-type="float" office:value="402" calcext:value-type="float">
            <text:p>402</text:p>
          </table:table-cell>
          <table:table-cell office:value-type="float" office:value="10702" calcext:value-type="float">
            <text:p>10702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</table:table-row>
      </table:table>
      <table:table table:name="HeuristicBounds" table:style-name="ta1">
        <table:shapes>
          <draw:frame draw:z-index="0" draw:style-name="gr1" draw:text-style-name="P1" svg:width="453.51pt" svg:height="255.09pt" svg:x="0.03pt" svg:y="0.03pt">
            <loext:p draw:notify-on-update-of-ranges="bounds.C19:bounds.C41 bounds.O1:bounds.O1 bounds.O19:bounds.O41 bounds.Q1:bounds.Q1 bounds.Q19:bounds.Q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759.37pt" svg:height="255.09pt" svg:x="0.03pt" svg:y="294.43pt">
            <loext:p draw:notify-on-update-of-ranges="bounds.C19:bounds.C39 bounds.G1:bounds.G1 bounds.G19:bounds.G39 bounds.H1:bounds.H1 bounds.H19:bounds.H39 bounds.K1:bounds.K1 bounds.K19:bounds.K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LB-Compare2" table:style-name="ta1">
        <table:shapes>
          <draw:frame draw:z-index="0" draw:style-name="gr1" draw:text-style-name="P1" svg:width="779.7pt" svg:height="533.08pt" svg:x="259.11pt" svg:y="3pt">
            <loext:p draw:notify-on-update-of-ranges="'LB-Compare2'.A2:'LB-Compare2'.A45 'LB-Compare2'.B1:'LB-Compare2'.B1 'LB-Compare2'.B2:'LB-Compare2'.B45 'LB-Compare2'.C1:'LB-Compare2'.C1 'LB-Compare2'.C2:'LB-Compare2'.C45 'LB-Compare2'.D1:'LB-Compare2'.D1 'LB-Compare2'.D2:'LB-Compare2'.D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SAT_LB’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SAT-L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UB-Compare" table:style-name="ta1">
        <table:shapes>
          <draw:frame draw:z-index="0" draw:style-name="gr1" draw:text-style-name="P1" svg:width="686.83pt" svg:height="491.67pt" svg:x="195.11pt" svg:y="3pt">
            <loext:p draw:notify-on-update-of-ranges="'UB-Compare'.A2:'UB-Compare'.A44 'UB-Compare'.B1:'UB-Compare'.B1 'UB-Compare'.B2:'UB-Compare'.B44 'UB-Compare'.C1:'UB-Compare'.C1 'UB-Compare'.C2:'UB-Compare'.C4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number-columns-repeated="3" table:default-cell-style-name="Default"/>
        <table:table-row table:style-name="ro1">
          <table:table-cell table:number-columns-repeated="2" office:value-type="string" calcext:value-type="string">
            <text:p>LP-UB</text:p>
          </table:table-cell>
          <table:table-cell office:value-type="string" calcext:value-type="string">
            <text:p>Max-Deg-UB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</table:table-row>
      </table:table>
      <table:table table:name="Heu-SAT" table:style-name="ta1">
        <table:shapes>
          <draw:frame draw:z-index="0" draw:style-name="gr1" draw:text-style-name="P1" svg:width="453.46pt" svg:height="255.23pt" svg:x="3.12pt" svg:y="159.65pt">
            <loext:p draw:notify-on-update-of-ranges="'Heu-SAT'.B2:'Heu-SAT'.B9 'Heu-SAT'.K1:'Heu-SAT'.K1 'Heu-SAT'.K2:'Heu-SAT'.K9 'Heu-SAT'.L1:'Heu-SAT'.L1 'Heu-SAT'.L2:'Heu-SAT'.L9 'Heu-SAT'.M1:'Heu-SAT'.M1 'Heu-SAT'.M2:'Heu-SAT'.M9 'Heu-SAT'.N1:'Heu-SAT'.N1 'Heu-SAT'.N2:'Heu-SAT'.N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7" table:number-columns-repeated="2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  <table:table-cell office:value-type="string" calcext:value-type="string">
            <text:p>DiffLB</text:p>
          </table:table-cell>
          <table:table-cell office:value-type="string" calcext:value-type="string">
            <text:p>DiffUB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[.L2]-[.K2]" office:value-type="float" office:value="-1" calcext:value-type="float">
            <text:p>-1</text:p>
          </table:table-cell>
          <table:table-cell table:formula="of:=[.N2]-[.M2]" office:value-type="float" office:value="3" calcext:value-type="float">
            <text:p>3</text:p>
          </table:table-cell>
          <table:table-cell table:formula="of:=[.R2]+[.S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L3]-[.K3]" office:value-type="float" office:value="-3" calcext:value-type="float">
            <text:p>-3</text:p>
          </table:table-cell>
          <table:table-cell table:formula="of:=[.N3]-[.M3]" office:value-type="float" office:value="6" calcext:value-type="float">
            <text:p>6</text:p>
          </table:table-cell>
          <table:table-cell table:formula="of:=[.R3]+[.S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od.gf</text:p>
          </table:table-cell>
          <table:table-cell office:value-type="float" office:value="185" calcext:value-type="float">
            <text:p>185</text:p>
          </table:table-cell>
          <table:table-cell office:value-type="float" office:value="7181" calcext:value-type="float">
            <text:p>718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L4]-[.K4]" office:value-type="float" office:value="22" calcext:value-type="float">
            <text:p>22</text:p>
          </table:table-cell>
          <table:table-cell table:formula="of:=[.N4]-[.M4]" office:value-type="float" office:value="0" calcext:value-type="float">
            <text:p>0</text:p>
          </table:table-cell>
          <table:table-cell table:formula="of:=[.R4]+[.S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man.gf</text:p>
          </table:table-cell>
          <table:table-cell office:value-type="float" office:value="200" calcext:value-type="float">
            <text:p>200</text:p>
          </table:table-cell>
          <table:table-cell office:value-type="float" office:value="6596" calcext:value-type="float">
            <text:p>659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formula="of:=[.L5]-[.K5]" office:value-type="float" office:value="20" calcext:value-type="float">
            <text:p>20</text:p>
          </table:table-cell>
          <table:table-cell table:formula="of:=[.N5]-[.M5]" office:value-type="float" office:value="5" calcext:value-type="float">
            <text:p>5</text:p>
          </table:table-cell>
          <table:table-cell table:formula="of:=[.R5]+[.S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L6]-[.K6]" office:value-type="float" office:value="24" calcext:value-type="float">
            <text:p>24</text:p>
          </table:table-cell>
          <table:table-cell table:formula="of:=[.N6]-[.M6]" office:value-type="float" office:value="6" calcext:value-type="float">
            <text:p>6</text:p>
          </table:table-cell>
          <table:table-cell table:formula="of:=[.R6]+[.S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formula="of:=[.L7]-[.K7]" office:value-type="float" office:value="12" calcext:value-type="float">
            <text:p>12</text:p>
          </table:table-cell>
          <table:table-cell table:formula="of:=[.N7]-[.M7]" office:value-type="float" office:value="25" calcext:value-type="float">
            <text:p>25</text:p>
          </table:table-cell>
          <table:table-cell table:formula="of:=[.R7]+[.S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s1766074.mps</text:p>
          </table:table-cell>
          <table:table-cell office:value-type="float" office:value="282" calcext:value-type="float">
            <text:p>282</text:p>
          </table:table-cell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[.L8]-[.K8]" office:value-type="float" office:value="6" calcext:value-type="float">
            <text:p>6</text:p>
          </table:table-cell>
          <table:table-cell table:formula="of:=[.N8]-[.M8]" office:value-type="float" office:value="33" calcext:value-type="float">
            <text:p>33</text:p>
          </table:table-cell>
          <table:table-cell table:formula="of:=[.R8]+[.S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light13.mps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formula="of:=[.L9]-[.K9]" office:value-type="float" office:value="19" calcext:value-type="float">
            <text:p>19</text:p>
          </table:table-cell>
          <table:table-cell table:formula="of:=[.N9]-[.M9]" office:value-type="float" office:value="36" calcext:value-type="float">
            <text:p>36</text:p>
          </table:table-cell>
          <table:table-cell table:formula="of:=[.R9]+[.S9]" office:value-type="float" office:value="55" calcext:value-type="float">
            <text:p>55</text:p>
          </table:table-cell>
        </table:table-row>
      </table:table>
      <table:table table:name="Temp" table:style-name="ta2">
        <table:table-column table:style-name="co17" table:number-columns-repeated="17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que-1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vator-1.gf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p-1.gf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que-1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ique-2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p-2.gf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que-2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p-3.gf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vator-2.gf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p-4.gf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tellite.gf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cycle5x2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evator-3.gf</text:p>
          </table:table-cell>
          <table:table-cell office:value-type="float" office:value="78" calcext:value-type="float">
            <text:p>78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p-5.gf</text:p>
          </table:table-cell>
          <table:table-cell office:value-type="float" office:value="84" calcext:value-type="float">
            <text:p>84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cycle6x2</text:p>
          </table:table-cell>
          <table:table-cell office:value-type="float" office:value="84" calcext:value-type="float">
            <text:p>84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cycle7x2</text:p>
          </table:table-cell>
          <table:table-cell office:value-type="float" office:value="112" calcext:value-type="float">
            <text:p>112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evator-4.gf</text:p>
          </table:table-cell>
          <table:table-cell office:value-type="float" office:value="136" calcext:value-type="float">
            <text:p>136</text:p>
          </table:table-cell>
          <table:table-cell office:value-type="float" office:value="368" calcext:value-type="float">
            <text:p>36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cycle8x2</text:p>
          </table:table-cell>
          <table:table-cell office:value-type="float" office:value="144" calcext:value-type="float">
            <text:p>144</text:p>
          </table:table-cell>
          <table:table-cell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706.5" calcext:value-type="float">
            <text:p>706.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od.gf</text:p>
          </table:table-cell>
          <table:table-cell office:value-type="float" office:value="185" calcext:value-type="float">
            <text:p>185</text:p>
          </table:table-cell>
          <table:table-cell office:value-type="float" office:value="7181" calcext:value-type="float">
            <text:p>718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man.gf</text:p>
          </table:table-cell>
          <table:table-cell office:value-type="float" office:value="200" calcext:value-type="float">
            <text:p>200</text:p>
          </table:table-cell>
          <table:table-cell office:value-type="float" office:value="6596" calcext:value-type="float">
            <text:p>659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evator-5.gf</text:p>
          </table:table-cell>
          <table:table-cell office:value-type="float" office:value="210" calcext:value-type="float">
            <text:p>210</text:p>
          </table:table-cell>
          <table:table-cell office:value-type="float" office:value="580" calcext:value-type="float">
            <text:p>58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s1766074.mps</text:p>
          </table:table-cell>
          <table:table-cell office:value-type="float" office:value="282" calcext:value-type="float">
            <text:p>282</text:p>
          </table:table-cell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ik.250-1-100.1.mps</text:p>
          </table:table-cell>
          <table:table-cell office:value-type="float" office:value="402" calcext:value-type="float">
            <text:p>402</text:p>
          </table:table-cell>
          <table:table-cell office:value-type="float" office:value="5351" calcext:value-type="float">
            <text:p>535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lit-20</text:p>
          </table:table-cell>
          <table:table-cell office:value-type="float" office:value="411" calcext:value-type="float">
            <text:p>411</text:p>
          </table:table-cell>
          <table:table-cell office:value-type="float" office:value="581" calcext:value-type="float">
            <text:p>5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light13.mps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</table:table-row>
      </table:table>
      <table:table table:name="Heu-LP" table:style-name="ta1">
        <table:shapes>
          <draw:frame draw:z-index="0" draw:style-name="gr1" draw:text-style-name="P1" svg:width="604.09pt" svg:height="350.11pt" svg:x="67.12pt" svg:y="131.02pt">
            <loext:p draw:notify-on-update-of-ranges="'Heu-LP'.B2:'Heu-LP'.B10 'Heu-LP'.J1:'Heu-LP'.J1 'Heu-LP'.J2:'Heu-LP'.J10 'Heu-LP'.L1:'Heu-LP'.L1 'Heu-LP'.L2:'Heu-LP'.L10 'Heu-LP'.M1:'Heu-LP'.M1 'Heu-LP'.M2:'Heu-LP'.M10 'Heu-LP'.O1:'Heu-LP'.O1 'Heu-LP'.O2:'Heu-LP'.O1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7" table:number-columns-repeated="2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  <table:table-cell office:value-type="string" calcext:value-type="string">
            <text:p>LB-Diff</text:p>
          </table:table-cell>
          <table:table-cell office:value-type="string" calcext:value-type="string">
            <text:p>UB-Diff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ycle9x2</text:p>
          </table:table-cell>
          <table:table-cell office:value-type="float" office:value="180" calcext:value-type="float">
            <text:p>180</text:p>
          </table:table-cell>
          <table:table-cell office:value-type="float" office:value="1413" calcext:value-type="float">
            <text:p>141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formula="of:=[.L2]-[.J2]" office:value-type="float" office:value="7" calcext:value-type="float">
            <text:p>7</text:p>
          </table:table-cell>
          <table:table-cell table:formula="of:=[.O2]-[.M2]" office:value-type="float" office:value="0" calcext:value-type="float">
            <text:p>0</text:p>
          </table:table-cell>
          <table:table-cell table:formula="of:=[.R2]+[.S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[.L3]-[.J3]" office:value-type="float" office:value="5" calcext:value-type="float">
            <text:p>5</text:p>
          </table:table-cell>
          <table:table-cell table:formula="of:=[.O3]-[.M3]" office:value-type="float" office:value="0" calcext:value-type="float">
            <text:p>0</text:p>
          </table:table-cell>
          <table:table-cell table:formula="of:=[.R3]+[.S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cycle10x2</text:p>
          </table:table-cell>
          <table:table-cell office:value-type="float" office:value="220" calcext:value-type="float">
            <text:p>220</text:p>
          </table:table-cell>
          <table:table-cell office:value-type="float" office:value="1940" calcext:value-type="float">
            <text:p>19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formula="of:=[.L4]-[.J4]" office:value-type="float" office:value="5" calcext:value-type="float">
            <text:p>5</text:p>
          </table:table-cell>
          <table:table-cell table:formula="of:=[.O4]-[.M4]" office:value-type="float" office:value="0" calcext:value-type="float">
            <text:p>0</text:p>
          </table:table-cell>
          <table:table-cell table:formula="of:=[.R4]+[.S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L5]-[.J5]" office:value-type="float" office:value="9" calcext:value-type="float">
            <text:p>9</text:p>
          </table:table-cell>
          <table:table-cell table:formula="of:=[.O5]-[.M5]" office:value-type="float" office:value="1" calcext:value-type="float">
            <text:p>1</text:p>
          </table:table-cell>
          <table:table-cell table:formula="of:=[.R5]+[.S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[.L6]-[.J6]" office:value-type="float" office:value="6" calcext:value-type="float">
            <text:p>6</text:p>
          </table:table-cell>
          <table:table-cell table:formula="of:=[.O6]-[.M6]" office:value-type="float" office:value="0" calcext:value-type="float">
            <text:p>0</text:p>
          </table:table-cell>
          <table:table-cell table:formula="of:=[.R6]+[.S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L7]-[.J7]" office:value-type="float" office:value="22" calcext:value-type="float">
            <text:p>22</text:p>
          </table:table-cell>
          <table:table-cell table:formula="of:=[.O7]-[.M7]" office:value-type="float" office:value="1" calcext:value-type="float">
            <text:p>1</text:p>
          </table:table-cell>
          <table:table-cell table:formula="of:=[.R7]+[.S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formula="of:=[.L8]-[.J8]" office:value-type="float" office:value="25" calcext:value-type="float">
            <text:p>25</text:p>
          </table:table-cell>
          <table:table-cell table:formula="of:=[.O8]-[.M8]" office:value-type="float" office:value="6" calcext:value-type="float">
            <text:p>6</text:p>
          </table:table-cell>
          <table:table-cell table:formula="of:=[.R8]+[.S8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light13.mps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formula="of:=[.L9]-[.J9]" office:value-type="float" office:value="32" calcext:value-type="float">
            <text:p>32</text:p>
          </table:table-cell>
          <table:table-cell table:formula="of:=[.O9]-[.M9]" office:value-type="float" office:value="5" calcext:value-type="float">
            <text:p>5</text:p>
          </table:table-cell>
          <table:table-cell table:formula="of:=[.R9]+[.S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L10]-[.J10]" office:value-type="float" office:value="14" calcext:value-type="float">
            <text:p>14</text:p>
          </table:table-cell>
          <table:table-cell table:formula="of:=[.O10]-[.M10]" office:value-type="float" office:value="1" calcext:value-type="float">
            <text:p>1</text:p>
          </table:table-cell>
          <table:table-cell table:formula="of:=[.R10]+[.S10]" office:value-type="float" office:value="15" calcext:value-type="float">
            <text:p>15</text:p>
          </table:table-cell>
        </table:table-row>
      </table:table>
      <table:table table:name="Heu-FPT" table:style-name="ta1">
        <table:shapes>
          <draw:frame draw:z-index="0" draw:style-name="gr1" draw:text-style-name="P1" svg:width="668.86pt" svg:height="344.1pt" svg:x="67.12pt" svg:y="195pt">
            <loext:p draw:notify-on-update-of-ranges="'Heu-FPT'.B2:'Heu-FPT'.B15 'Heu-FPT'.I1:'Heu-FPT'.I1 'Heu-FPT'.I2:'Heu-FPT'.I15 'Heu-FPT'.L1:'Heu-FPT'.L1 'Heu-FPT'.L2:'Heu-FPT'.L15 'Heu-FPT'.M1:'Heu-FPT'.M1 'Heu-FPT'.M2:'Heu-FPT'.M15 'Heu-FPT'.P1:'Heu-FPT'.P1 'Heu-FPT'.P2:'Heu-FPT'.P1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7" table:number-columns-repeated="2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TREE-LB</text:p>
          </table:table-cell>
          <table:table-cell office:value-type="string" calcext:value-type="string">
            <text:p>MINOR-LB</text:p>
          </table:table-cell>
          <table:table-cell office:value-type="string" calcext:value-type="string">
            <text:p>FPT-LB</text:p>
          </table:table-cell>
          <table:table-cell office:value-type="string" calcext:value-type="string">
            <text:p>LP-LB</text:p>
          </table:table-cell>
          <table:table-cell office:value-type="string" calcext:value-type="string">
            <text:p>SAT-LB</text:p>
          </table:table-cell>
          <table:table-cell office:value-type="string" calcext:value-type="string">
            <text:p>HEURISTIC-LB</text:p>
          </table:table-cell>
          <table:table-cell office:value-type="string" calcext:value-type="string">
            <text:p>HEURISTIC-UB</text:p>
          </table:table-cell>
          <table:table-cell office:value-type="string" calcext:value-type="string">
            <text:p>SAT_UB</text:p>
          </table:table-cell>
          <table:table-cell office:value-type="string" calcext:value-type="string">
            <text:p>LP-UB</text:p>
          </table:table-cell>
          <table:table-cell office:value-type="string" calcext:value-type="string">
            <text:p>FPT-UB</text:p>
          </table:table-cell>
          <table:table-cell office:value-type="string" calcext:value-type="string">
            <text:p>Max-Deg-UB</text:p>
          </table:table-cell>
          <table:table-cell office:value-type="string" calcext:value-type="string">
            <text:p>LB-Diff</text:p>
          </table:table-cell>
          <table:table-cell office:value-type="string" calcext:value-type="string">
            <text:p>UB-diff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9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L2]-[.I2]" office:value-type="float" office:value="3" calcext:value-type="float">
            <text:p>3</text:p>
          </table:table-cell>
          <table:table-cell table:formula="of:=[.P2]-[.M2]" office:value-type="float" office:value="3" calcext:value-type="float">
            <text:p>3</text:p>
          </table:table-cell>
          <table:table-cell table:formula="of:=[.R2]+[.S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d-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[.L3]-[.I3]" office:value-type="float" office:value="5" calcext:value-type="float">
            <text:p>5</text:p>
          </table:table-cell>
          <table:table-cell table:formula="of:=[.P3]-[.M3]" office:value-type="float" office:value="6" calcext:value-type="float">
            <text:p>6</text:p>
          </table:table-cell>
          <table:table-cell table:formula="of:=[.R3]+[.S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id-11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[.L4]-[.I4]" office:value-type="float" office:value="2" calcext:value-type="float">
            <text:p>2</text:p>
          </table:table-cell>
          <table:table-cell table:formula="of:=[.P4]-[.M4]" office:value-type="float" office:value="7" calcext:value-type="float">
            <text:p>7</text:p>
          </table:table-cell>
          <table:table-cell table:formula="of:=[.R4]+[.S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id-12</text:p>
          </table:table-cell>
          <table:table-cell office:value-type="float" office:value="144" calcext:value-type="float">
            <text:p>144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[.L5]-[.I5]" office:value-type="float" office:value="4" calcext:value-type="float">
            <text:p>4</text:p>
          </table:table-cell>
          <table:table-cell table:formula="of:=[.P5]-[.M5]" office:value-type="float" office:value="26" calcext:value-type="float">
            <text:p>26</text:p>
          </table:table-cell>
          <table:table-cell table:formula="of:=[.R5]+[.S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id-13</text:p>
          </table:table-cell>
          <table:table-cell office:value-type="float" office:value="169" calcext:value-type="float">
            <text:p>16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[.L6]-[.I6]" office:value-type="float" office:value="3" calcext:value-type="float">
            <text:p>3</text:p>
          </table:table-cell>
          <table:table-cell table:formula="of:=[.P6]-[.M6]" office:value-type="float" office:value="11" calcext:value-type="float">
            <text:p>11</text:p>
          </table:table-cell>
          <table:table-cell table:formula="of:=[.R6]+[.S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ood.gf</text:p>
          </table:table-cell>
          <table:table-cell office:value-type="float" office:value="185" calcext:value-type="float">
            <text:p>185</text:p>
          </table:table-cell>
          <table:table-cell office:value-type="float" office:value="7181" calcext:value-type="float">
            <text:p>718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L7]-[.I7]" office:value-type="float" office:value="5" calcext:value-type="float">
            <text:p>5</text:p>
          </table:table-cell>
          <table:table-cell table:formula="of:=[.P7]-[.M7]" office:value-type="float" office:value="30" calcext:value-type="float">
            <text:p>30</text:p>
          </table:table-cell>
          <table:table-cell table:formula="of:=[.R7]+[.S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id-14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[.L8]-[.I8]" office:value-type="float" office:value="5" calcext:value-type="float">
            <text:p>5</text:p>
          </table:table-cell>
          <table:table-cell table:formula="of:=[.P8]-[.M8]" office:value-type="float" office:value="13" calcext:value-type="float">
            <text:p>13</text:p>
          </table:table-cell>
          <table:table-cell table:formula="of:=[.R8]+[.S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man.gf</text:p>
          </table:table-cell>
          <table:table-cell office:value-type="float" office:value="200" calcext:value-type="float">
            <text:p>200</text:p>
          </table:table-cell>
          <table:table-cell office:value-type="float" office:value="6596" calcext:value-type="float">
            <text:p>659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formula="of:=[.L9]-[.I9]" office:value-type="float" office:value="18" calcext:value-type="float">
            <text:p>18</text:p>
          </table:table-cell>
          <table:table-cell table:formula="of:=[.P9]-[.M9]" office:value-type="float" office:value="0" calcext:value-type="float">
            <text:p>0</text:p>
          </table:table-cell>
          <table:table-cell table:formula="of:=[.R9]+[.S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id-15</text:p>
          </table:table-cell>
          <table:table-cell office:value-type="float" office:value="225" calcext:value-type="float">
            <text:p>225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L10]-[.I10]" office:value-type="float" office:value="7" calcext:value-type="float">
            <text:p>7</text:p>
          </table:table-cell>
          <table:table-cell table:formula="of:=[.P10]-[.M10]" office:value-type="float" office:value="27" calcext:value-type="float">
            <text:p>27</text:p>
          </table:table-cell>
          <table:table-cell table:formula="of:=[.R10]+[.S10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s1766074.mps</text:p>
          </table:table-cell>
          <table:table-cell office:value-type="float" office:value="282" calcext:value-type="float">
            <text:p>282</text:p>
          </table:table-cell>
          <table:table-cell office:value-type="float" office:value="666" calcext:value-type="float">
            <text:p>66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[.L11]-[.I11]" office:value-type="float" office:value="5" calcext:value-type="float">
            <text:p>5</text:p>
          </table:table-cell>
          <table:table-cell table:formula="of:=[.P11]-[.M11]" office:value-type="float" office:value="0" calcext:value-type="float">
            <text:p>0</text:p>
          </table:table-cell>
          <table:table-cell table:formula="of:=[.R11]+[.S1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swot.mps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[.L12]-[.I12]" office:value-type="float" office:value="20" calcext:value-type="float">
            <text:p>20</text:p>
          </table:table-cell>
          <table:table-cell table:formula="of:=[.P12]-[.M12]" office:value-type="float" office:value="9" calcext:value-type="float">
            <text:p>9</text:p>
          </table:table-cell>
          <table:table-cell table:formula="of:=[.R12]+[.S1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id-20</text:p>
          </table:table-cell>
          <table:table-cell office:value-type="float" office:value="400" calcext:value-type="float">
            <text:p>400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table:formula="of:=[.L13]-[.I13]" office:value-type="float" office:value="19" calcext:value-type="float">
            <text:p>19</text:p>
          </table:table-cell>
          <table:table-cell table:formula="of:=[.P13]-[.M13]" office:value-type="float" office:value="57" calcext:value-type="float">
            <text:p>57</text:p>
          </table:table-cell>
          <table:table-cell table:formula="of:=[.R13]+[.S1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light13.mps</text:p>
          </table:table-cell>
          <table:table-cell office:value-type="float" office:value="507" calcext:value-type="float">
            <text:p>507</text:p>
          </table:table-cell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table:formula="of:=[.L14]-[.I14]" office:value-type="float" office:value="19" calcext:value-type="float">
            <text:p>19</text:p>
          </table:table-cell>
          <table:table-cell table:formula="of:=[.P14]-[.M14]" office:value-type="float" office:value="47" calcext:value-type="float">
            <text:p>47</text:p>
          </table:table-cell>
          <table:table-cell table:formula="of:=[.R14]+[.S1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tab1.mps</text:p>
          </table:table-cell>
          <table:table-cell office:value-type="float" office:value="568" calcext:value-type="float">
            <text:p>568</text:p>
          </table:table-cell>
          <table:table-cell office:value-type="float" office:value="829" calcext:value-type="float">
            <text:p>82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L15]-[.I15]" office:value-type="float" office:value="9" calcext:value-type="float">
            <text:p>9</text:p>
          </table:table-cell>
          <table:table-cell table:formula="of:=[.P15]-[.M15]" office:value-type="float" office:value="-1" calcext:value-type="float">
            <text:p>-1</text:p>
          </table:table-cell>
          <table:table-cell table:formula="of:=[.R15]+[.S15]"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5" table:target-range-address="'LB-Compare2'.A2:'LB-Compare2'.D45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UB-Compare'.A1:'UB-Compare'.C44">
          <table:sort>
            <table:sort-by table:field-number="0" table:data-type="automatic"/>
          </table:sort>
        </table:database-range>
        <table:database-range table:name="__Anonymous_Sheet_DB__7" table:target-range-address="'Heu-SAT'.A1:'Heu-SAT'.T9">
          <table:sort>
            <table:sort-by table:field-number="19" table:data-type="automatic"/>
          </table:sort>
        </table:database-range>
        <table:database-range table:name="__Anonymous_Sheet_DB__9" table:target-range-address="'Heu-LP'.A1:'Heu-LP'.T10">
          <table:sort>
            <table:sort-by table:field-number="2" table:data-type="automatic"/>
          </table:sort>
        </table:database-range>
        <table:database-range table:name="__Anonymous_Sheet_DB__10" table:target-range-address="'Heu-FPT'.A1:'Heu-FPT'.T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6:00:03.386826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6:43:42.635526162</dc:date>
    <meta:editing-duration>P1DT2H3M20S</meta:editing-duration>
    <meta:editing-cycles>15</meta:editing-cycles>
    <meta:generator>LibreOffice/5.1.6.2$Linux_X86_64 LibreOffice_project/10m0$Build-2</meta:generator>
    <meta:document-statistic meta:table-count="11" meta:cell-count="322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3.486cm" svg:y="3.954cm" style:legend-expansion="high" chart:style-name="ch2"/>
        <chart:plot-area chart:style-name="ch3" table:cell-range-address="bounds.C2:bounds.C41 bounds.J1:bounds.K41" chart:data-source-has-labels="both" svg:x="0.319cm" svg:y="0.18cm" svg:width="12.848cm" svg:height="8.645cm">
          <chartooo:coordinate-region svg:x="0.94cm" svg:y="0.301cm" svg:width="12.227cm" svg:height="7.522cm"/>
          <chart:axis chart:dimension="x" chart:name="primary-x" chart:style-name="ch4" chartooo:axis-type="auto">
            <chartooo:date-scale/>
            <chart:categories table:cell-range-address="bounds.C2:bounds.C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J2:bounds.J41" chart:label-cell-address="bounds.J1:bounds.J1" chart:class="chart:line">
            <chart:data-point chart:repeated="40"/>
          </chart:series>
          <chart:series chart:style-name="ch7" chart:values-cell-range-address="bounds.K2:bounds.K41" chart:label-cell-address="bounds.K1:bounds.K1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LB</text:p>
                <draw:g>
                  <svg:desc>bounds.J1:bounds.J1</svg:desc>
                </draw:g>
              </table:table-cell>
              <table:table-cell office:value-type="string">
                <text:p>SAT-LB</text:p>
                <draw:g>
                  <svg:desc>bounds.K1:bounds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s.C2:bounds.C41</svg:desc>
                </draw:g>
              </table:table-cell>
              <table:table-cell office:value-type="float" office:value="5">
                <text:p>5</text:p>
                <draw:g>
                  <svg:desc>bounds.J2:bounds.J41</svg:desc>
                </draw:g>
              </table:table-cell>
              <table:table-cell office:value-type="float" office:value="5">
                <text:p>5</text:p>
                <draw:g>
                  <svg:desc>bounds.K2:bounds.K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1cm" svg:height="17.346cm" xlink:href=".." xlink:type="simple" chart:class="chart:line" chart:style-name="ch1">
        <chart:legend chart:legend-position="end" svg:x="20.929cm" svg:y="8.125cm" style:legend-expansion="high" chart:style-name="ch2"/>
        <chart:plot-area chart:style-name="ch3" table:cell-range-address="'UB-Compare'.A1:'UB-Compare'.C44" chart:data-source-has-labels="both" svg:x="1.495cm" svg:y="0.346cm" svg:width="18.95cm" svg:height="16.654cm">
          <chartooo:coordinate-region svg:x="2.302cm" svg:y="0.545cm" svg:width="18.143cm" svg:height="16.256cm"/>
          <chart:axis chart:dimension="x" chart:name="primary-x" chart:style-name="ch4" chartooo:axis-type="auto">
            <chartooo:date-scale/>
            <chart:categories table:cell-range-address="'UB-Compare'.A2:'UB-Compare'.A44"/>
          </chart:axis>
          <chart:axis chart:dimension="y" chart:name="primary-y" chart:style-name="ch5">
            <chart:title svg:x="0.451cm" svg:y="9.498cm" chart:style-name="ch6">
              <text:p>UB(vertex)</text:p>
            </chart:title>
            <chart:grid chart:style-name="ch7" chart:class="major"/>
          </chart:axis>
          <chart:series chart:style-name="ch8" chart:values-cell-range-address="'UB-Compare'.B2:'UB-Compare'.B44" chart:label-cell-address="'UB-Compare'.B1:'UB-Compare'.B1" chart:class="chart:line">
            <chart:data-point chart:repeated="43"/>
          </chart:series>
          <chart:series chart:style-name="ch9" chart:values-cell-range-address="'UB-Compare'.C2:'UB-Compare'.C44" chart:label-cell-address="'UB-Compare'.C1:'UB-Compare'.C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UB</text:p>
                <draw:g>
                  <svg:desc>'UB-Compare'.B1:'UB-Compare'.B1</svg:desc>
                </draw:g>
              </table:table-cell>
              <table:table-cell office:value-type="string">
                <text:p>Max-Deg-UB</text:p>
                <draw:g>
                  <svg:desc>'UB-Compare'.C1:'UB-Compare'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UB-Compare'.A2:'UB-Compare'.A44</svg:desc>
                </draw:g>
              </table:table-cell>
              <table:table-cell office:value-type="float" office:value="3">
                <text:p>3</text:p>
                <draw:g>
                  <svg:desc>'UB-Compare'.B2:'UB-Compare'.B44</svg:desc>
                </draw:g>
              </table:table-cell>
              <table:table-cell office:value-type="float" office:value="3">
                <text:p>3</text:p>
                <draw:g>
                  <svg:desc>'UB-Compare'.C2:'UB-Compare'.C4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4">
                <text:p>1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22cm" svg:y="3.456cm" style:legend-expansion="high" chart:style-name="ch2"/>
        <chart:plot-area chart:style-name="ch3" table:cell-range-address="'Heu-SAT'.B2:'Heu-SAT'.B9 'Heu-SAT'.K1:'Heu-SAT'.N9" chart:data-source-has-labels="both" svg:x="0.319cm" svg:y="0.18cm" svg:width="11.582cm" svg:height="8.645cm">
          <chartooo:coordinate-region svg:x="0.94cm" svg:y="0.18cm" svg:width="10.514cm" svg:height="6.194cm"/>
          <chart:axis chart:dimension="x" chart:name="primary-x" chart:style-name="ch4" chartooo:axis-type="auto">
            <chartooo:date-scale/>
            <chart:categories table:cell-range-address="'Heu-SAT'.B2:'Heu-SAT'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eu-SAT'.K2:'Heu-SAT'.K9" chart:label-cell-address="'Heu-SAT'.K1:'Heu-SAT'.K1" chart:class="chart:line">
            <chart:data-point chart:repeated="8"/>
          </chart:series>
          <chart:series chart:style-name="ch7" chart:values-cell-range-address="'Heu-SAT'.L2:'Heu-SAT'.L9" chart:label-cell-address="'Heu-SAT'.L1:'Heu-SAT'.L1" chart:class="chart:line">
            <chart:data-point chart:repeated="8"/>
          </chart:series>
          <chart:series chart:style-name="ch8" chart:values-cell-range-address="'Heu-SAT'.M2:'Heu-SAT'.M9" chart:label-cell-address="'Heu-SAT'.M1:'Heu-SAT'.M1" chart:class="chart:line">
            <chart:data-point chart:repeated="8"/>
          </chart:series>
          <chart:series chart:style-name="ch9" chart:values-cell-range-address="'Heu-SAT'.N2:'Heu-SAT'.N9" chart:label-cell-address="'Heu-SAT'.N1:'Heu-SAT'.N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T-LB</text:p>
                <draw:g>
                  <svg:desc>'Heu-SAT'.K1:'Heu-SAT'.K1</svg:desc>
                </draw:g>
              </table:table-cell>
              <table:table-cell office:value-type="string">
                <text:p>HEURISTIC-LB</text:p>
                <draw:g>
                  <svg:desc>'Heu-SAT'.L1:'Heu-SAT'.L1</svg:desc>
                </draw:g>
              </table:table-cell>
              <table:table-cell office:value-type="string">
                <text:p>HEURISTIC-UB</text:p>
                <draw:g>
                  <svg:desc>'Heu-SAT'.M1:'Heu-SAT'.M1</svg:desc>
                </draw:g>
              </table:table-cell>
              <table:table-cell office:value-type="string">
                <text:p>SAT_UB</text:p>
                <draw:g>
                  <svg:desc>'Heu-SAT'.N1:'Heu-SAT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d-14</text:p>
                <draw:g>
                  <svg:desc>'Heu-SAT'.B2:'Heu-SAT'.B9</svg:desc>
                </draw:g>
              </table:table-cell>
              <table:table-cell office:value-type="float" office:value="21">
                <text:p>21</text:p>
                <draw:g>
                  <svg:desc>'Heu-SAT'.K2:'Heu-SAT'.K9</svg:desc>
                </draw:g>
              </table:table-cell>
              <table:table-cell office:value-type="float" office:value="20">
                <text:p>20</text:p>
                <draw:g>
                  <svg:desc>'Heu-SAT'.L2:'Heu-SAT'.L9</svg:desc>
                </draw:g>
              </table:table-cell>
              <table:table-cell office:value-type="float" office:value="32">
                <text:p>32</text:p>
                <draw:g>
                  <svg:desc>'Heu-SAT'.M2:'Heu-SAT'.M9</svg:desc>
                </draw:g>
              </table:table-cell>
              <table:table-cell office:value-type="float" office:value="35">
                <text:p>35</text:p>
                <draw:g>
                  <svg:desc>'Heu-SAT'.N2:'Heu-SAT'.N9</svg:desc>
                </draw:g>
              </table:table-cell>
            </table:table-row>
            <table:table-row>
              <table:table-cell office:value-type="string">
                <text:p>Grid-15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ood.gf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barman.gf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oswot.mps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rid-20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ns1766074.mps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nlight13.mps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0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12cm" svg:height="12.352cm" xlink:href=".." xlink:type="simple" chart:class="chart:line" chart:style-name="ch1">
        <chart:legend chart:legend-position="end" svg:x="17.534cm" svg:y="5.13cm" style:legend-expansion="high" chart:style-name="ch2"/>
        <chart:plot-area chart:style-name="ch3" table:cell-range-address="'Heu-LP'.B2:'Heu-LP'.B10 'Heu-LP'.J1:'Heu-LP'.J10 'Heu-LP'.L1:'Heu-LP'.M10 'Heu-LP'.O1:'Heu-LP'.O10" chart:data-source-has-labels="both" svg:x="1.437cm" svg:y="0.247cm" svg:width="15.671cm" svg:height="11.858cm">
          <chartooo:coordinate-region svg:x="2.058cm" svg:y="0.247cm" svg:width="14.334cm" svg:height="9.366cm"/>
          <chart:axis chart:dimension="x" chart:name="primary-x" chart:style-name="ch4" chartooo:axis-type="auto">
            <chartooo:date-scale/>
            <chart:categories table:cell-range-address="'Heu-LP'.B2:'Heu-LP'.B10"/>
          </chart:axis>
          <chart:axis chart:dimension="y" chart:name="primary-y" chart:style-name="ch5">
            <chart:title svg:x="0.451cm" svg:y="7.252cm" chart:style-name="ch6">
              <text:p>Bound(vertex)</text:p>
            </chart:title>
            <chart:grid chart:style-name="ch7" chart:class="major"/>
          </chart:axis>
          <chart:series chart:style-name="ch8" chart:values-cell-range-address="'Heu-LP'.J2:'Heu-LP'.J10" chart:label-cell-address="'Heu-LP'.J1:'Heu-LP'.J1" chart:class="chart:line">
            <chart:data-point chart:repeated="9"/>
          </chart:series>
          <chart:series chart:style-name="ch9" chart:values-cell-range-address="'Heu-LP'.L2:'Heu-LP'.L10" chart:label-cell-address="'Heu-LP'.L1:'Heu-LP'.L1" chart:class="chart:line">
            <chart:data-point chart:repeated="9"/>
          </chart:series>
          <chart:series chart:style-name="ch10" chart:values-cell-range-address="'Heu-LP'.M2:'Heu-LP'.M10" chart:label-cell-address="'Heu-LP'.M1:'Heu-LP'.M1" chart:class="chart:line">
            <chart:data-point chart:repeated="9"/>
          </chart:series>
          <chart:series chart:style-name="ch11" chart:values-cell-range-address="'Heu-LP'.O2:'Heu-LP'.O10" chart:label-cell-address="'Heu-LP'.O1:'Heu-LP'.O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LB</text:p>
                <draw:g>
                  <svg:desc>'Heu-LP'.J1:'Heu-LP'.J1</svg:desc>
                </draw:g>
              </table:table-cell>
              <table:table-cell office:value-type="string">
                <text:p>HEURISTIC-LB</text:p>
                <draw:g>
                  <svg:desc>'Heu-LP'.L1:'Heu-LP'.L1</svg:desc>
                </draw:g>
              </table:table-cell>
              <table:table-cell office:value-type="string">
                <text:p>HEURISTIC-UB</text:p>
                <draw:g>
                  <svg:desc>'Heu-LP'.M1:'Heu-LP'.M1</svg:desc>
                </draw:g>
              </table:table-cell>
              <table:table-cell office:value-type="string">
                <text:p>LP-UB</text:p>
                <draw:g>
                  <svg:desc>'Heu-LP'.O1:'Heu-LP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cycle9x2</text:p>
                <draw:g>
                  <svg:desc>'Heu-LP'.B2:'Heu-LP'.B10</svg:desc>
                </draw:g>
              </table:table-cell>
              <table:table-cell office:value-type="float" office:value="10">
                <text:p>10</text:p>
                <draw:g>
                  <svg:desc>'Heu-LP'.J2:'Heu-LP'.J10</svg:desc>
                </draw:g>
              </table:table-cell>
              <table:table-cell office:value-type="float" office:value="17">
                <text:p>17</text:p>
                <draw:g>
                  <svg:desc>'Heu-LP'.L2:'Heu-LP'.L10</svg:desc>
                </draw:g>
              </table:table-cell>
              <table:table-cell office:value-type="float" office:value="18">
                <text:p>18</text:p>
                <draw:g>
                  <svg:desc>'Heu-LP'.M2:'Heu-LP'.M10</svg:desc>
                </draw:g>
              </table:table-cell>
              <table:table-cell office:value-type="float" office:value="18">
                <text:p>18</text:p>
                <draw:g>
                  <svg:desc>'Heu-LP'.O2:'Heu-LP'.O10</svg:desc>
                </draw:g>
              </table:table-cell>
            </table:table-row>
            <table:table-row>
              <table:table-cell office:value-type="string">
                <text:p>Grid-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cycle10x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Grid-15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tree-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oswot.mps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rid-2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enlight13.mps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btree-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97cm" svg:height="12.14cm" xlink:href=".." xlink:type="simple" chart:class="chart:line" chart:style-name="ch1">
        <chart:legend chart:legend-position="end" svg:x="19.819cm" svg:y="5.024cm" style:legend-expansion="high" chart:style-name="ch2"/>
        <chart:plot-area chart:style-name="ch3" table:cell-range-address="'Heu-FPT'.B2:'Heu-FPT'.B15 'Heu-FPT'.I1:'Heu-FPT'.I15 'Heu-FPT'.L1:'Heu-FPT'.M15 'Heu-FPT'.P1:'Heu-FPT'.P15" chart:data-source-has-labels="both" svg:x="1.482cm" svg:y="0.242cm" svg:width="17.866cm" svg:height="11.656cm">
          <chartooo:coordinate-region svg:x="2.103cm" svg:y="0.242cm" svg:width="16.918cm" svg:height="9.205cm"/>
          <chart:axis chart:dimension="x" chart:name="primary-x" chart:style-name="ch4" chartooo:axis-type="auto">
            <chartooo:date-scale/>
            <chart:categories table:cell-range-address="'Heu-FPT'.B2:'Heu-FPT'.B15"/>
          </chart:axis>
          <chart:axis chart:dimension="y" chart:name="primary-y" chart:style-name="ch4">
            <chart:title svg:x="0.451cm" svg:y="7.146cm" chart:style-name="ch5">
              <text:p>Bound(vertex)</text:p>
            </chart:title>
            <chart:grid chart:style-name="ch6" chart:class="major"/>
          </chart:axis>
          <chart:series chart:style-name="ch7" chart:values-cell-range-address="'Heu-FPT'.I2:'Heu-FPT'.I15" chart:label-cell-address="'Heu-FPT'.I1:'Heu-FPT'.I1" chart:class="chart:line">
            <chart:data-point chart:repeated="14"/>
          </chart:series>
          <chart:series chart:style-name="ch8" chart:values-cell-range-address="'Heu-FPT'.L2:'Heu-FPT'.L15" chart:label-cell-address="'Heu-FPT'.L1:'Heu-FPT'.L1" chart:class="chart:line">
            <chart:data-point chart:repeated="14"/>
          </chart:series>
          <chart:series chart:style-name="ch9" chart:values-cell-range-address="'Heu-FPT'.M2:'Heu-FPT'.M15" chart:label-cell-address="'Heu-FPT'.M1:'Heu-FPT'.M1" chart:class="chart:line">
            <chart:data-point chart:repeated="14"/>
          </chart:series>
          <chart:series chart:style-name="ch10" chart:values-cell-range-address="'Heu-FPT'.P2:'Heu-FPT'.P15" chart:label-cell-address="'Heu-FPT'.P1:'Heu-FPT'.P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-LB</text:p>
                <draw:g>
                  <svg:desc>'Heu-FPT'.I1:'Heu-FPT'.I1</svg:desc>
                </draw:g>
              </table:table-cell>
              <table:table-cell office:value-type="string">
                <text:p>HEURISTIC-LB</text:p>
                <draw:g>
                  <svg:desc>'Heu-FPT'.L1:'Heu-FPT'.L1</svg:desc>
                </draw:g>
              </table:table-cell>
              <table:table-cell office:value-type="string">
                <text:p>HEURISTIC-UB</text:p>
                <draw:g>
                  <svg:desc>'Heu-FPT'.M1:'Heu-FPT'.M1</svg:desc>
                </draw:g>
              </table:table-cell>
              <table:table-cell office:value-type="string">
                <text:p>FPT-UB</text:p>
                <draw:g>
                  <svg:desc>'Heu-FPT'.P1:'Heu-FPT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d-9</text:p>
                <draw:g>
                  <svg:desc>'Heu-FPT'.B2:'Heu-FPT'.B15</svg:desc>
                </draw:g>
              </table:table-cell>
              <table:table-cell office:value-type="float" office:value="13">
                <text:p>13</text:p>
                <draw:g>
                  <svg:desc>'Heu-FPT'.I2:'Heu-FPT'.I15</svg:desc>
                </draw:g>
              </table:table-cell>
              <table:table-cell office:value-type="float" office:value="16">
                <text:p>16</text:p>
                <draw:g>
                  <svg:desc>'Heu-FPT'.L2:'Heu-FPT'.L15</svg:desc>
                </draw:g>
              </table:table-cell>
              <table:table-cell office:value-type="float" office:value="16">
                <text:p>16</text:p>
                <draw:g>
                  <svg:desc>'Heu-FPT'.M2:'Heu-FPT'.M15</svg:desc>
                </draw:g>
              </table:table-cell>
              <table:table-cell office:value-type="float" office:value="19">
                <text:p>19</text:p>
                <draw:g>
                  <svg:desc>'Heu-FPT'.P2:'Heu-FPT'.P15</svg:desc>
                </draw:g>
              </table:table-cell>
            </table:table-row>
            <table:table-row>
              <table:table-cell office:value-type="string">
                <text:p>Grid-1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rid-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rid-1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rid-13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ood.gf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Grid-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arman.gf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Grid-1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ns1766074.mps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swot.mps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rid-20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enlight13.mps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timtab1.mps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legend chart:legend-position="end" svg:x="13.486cm" svg:y="3.955cm" style:legend-expansion="high" chart:style-name="ch2"/>
        <chart:plot-area chart:style-name="ch3" table:cell-range-address="bounds.C2:bounds.C41 bounds.I1:bounds.I41 bounds.K1:bounds.K41" chart:data-source-has-labels="both" svg:x="0.319cm" svg:y="0.18cm" svg:width="12.848cm" svg:height="8.646cm">
          <chartooo:coordinate-region svg:x="0.94cm" svg:y="0.301cm" svg:width="12.227cm" svg:height="7.523cm"/>
          <chart:axis chart:dimension="x" chart:name="primary-x" chart:style-name="ch4" chartooo:axis-type="auto">
            <chartooo:date-scale/>
            <chart:categories table:cell-range-address="bounds.C2:bounds.C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I2:bounds.I41" chart:label-cell-address="bounds.I1:bounds.I1" chart:class="chart:line">
            <chart:data-point chart:repeated="40"/>
          </chart:series>
          <chart:series chart:style-name="ch7" chart:values-cell-range-address="bounds.K2:bounds.K41" chart:label-cell-address="bounds.K1:bounds.K1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-LB</text:p>
                <draw:g>
                  <svg:desc>bounds.I1:bounds.I1</svg:desc>
                </draw:g>
              </table:table-cell>
              <table:table-cell office:value-type="string">
                <text:p>SAT-LB</text:p>
                <draw:g>
                  <svg:desc>bounds.K1:bounds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s.C2:bounds.C41</svg:desc>
                </draw:g>
              </table:table-cell>
              <table:table-cell office:value-type="float" office:value="5">
                <text:p>5</text:p>
                <draw:g>
                  <svg:desc>bounds.I2:bounds.I41</svg:desc>
                </draw:g>
              </table:table-cell>
              <table:table-cell office:value-type="float" office:value="5">
                <text:p>5</text:p>
                <draw:g>
                  <svg:desc>bounds.K2:bounds.K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3.486cm" svg:y="3.954cm" style:legend-expansion="high" chart:style-name="ch2"/>
        <chart:plot-area chart:style-name="ch3" table:cell-range-address="bounds.C2:bounds.C41 bounds.I1:bounds.J41" chart:data-source-has-labels="both" svg:x="0.319cm" svg:y="0.18cm" svg:width="12.848cm" svg:height="8.645cm">
          <chartooo:coordinate-region svg:x="0.94cm" svg:y="0.301cm" svg:width="12.227cm" svg:height="7.522cm"/>
          <chart:axis chart:dimension="x" chart:name="primary-x" chart:style-name="ch4" chartooo:axis-type="auto">
            <chartooo:date-scale/>
            <chart:categories table:cell-range-address="bounds.C2:bounds.C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I2:bounds.I41" chart:label-cell-address="bounds.I1:bounds.I1" chart:class="chart:line">
            <chart:data-point chart:repeated="40"/>
          </chart:series>
          <chart:series chart:style-name="ch7" chart:values-cell-range-address="bounds.J2:bounds.J41" chart:label-cell-address="bounds.J1:bounds.J1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-LB</text:p>
                <draw:g>
                  <svg:desc>bounds.I1:bounds.I1</svg:desc>
                </draw:g>
              </table:table-cell>
              <table:table-cell office:value-type="string">
                <text:p>LP-LB</text:p>
                <draw:g>
                  <svg:desc>bounds.J1:bounds.J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s.C2:bounds.C41</svg:desc>
                </draw:g>
              </table:table-cell>
              <table:table-cell office:value-type="float" office:value="5">
                <text:p>5</text:p>
                <draw:g>
                  <svg:desc>bounds.I2:bounds.I41</svg:desc>
                </draw:g>
              </table:table-cell>
              <table:table-cell office:value-type="float" office:value="5">
                <text:p>5</text:p>
                <draw:g>
                  <svg:desc>bounds.J2:bounds.J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3.952cm" style:legend-expansion="high" chart:style-name="ch2"/>
        <chart:plot-area chart:style-name="ch3" table:cell-range-address="bounds.C2:bounds.C34 bounds.J1:bounds.J34 bounds.L1:bounds.L34" chart:data-source-has-labels="both" svg:x="0.32cm" svg:y="0.18cm" svg:width="11.635cm" svg:height="8.64cm">
          <chartooo:coordinate-region svg:x="0.941cm" svg:y="0.301cm" svg:width="10.873cm" svg:height="7.517cm"/>
          <chart:axis chart:dimension="x" chart:name="primary-x" chart:style-name="ch4" chartooo:axis-type="auto">
            <chartooo:date-scale/>
            <chart:categories table:cell-range-address="bounds.C2:bounds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J2:bounds.J34" chart:label-cell-address="bounds.J1:bounds.J1" chart:class="chart:line">
            <chart:data-point chart:repeated="33"/>
          </chart:series>
          <chart:series chart:style-name="ch7" chart:values-cell-range-address="bounds.L2:bounds.L34" chart:label-cell-address="bounds.L1:bounds.L1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LB</text:p>
                <draw:g>
                  <svg:desc>bounds.J1:bounds.J1</svg:desc>
                </draw:g>
              </table:table-cell>
              <table:table-cell office:value-type="string">
                <text:p>HEURISTIC-LB</text:p>
                <draw:g>
                  <svg:desc>bounds.L1:bounds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s.C2:bounds.C34</svg:desc>
                </draw:g>
              </table:table-cell>
              <table:table-cell office:value-type="float" office:value="5">
                <text:p>5</text:p>
                <draw:g>
                  <svg:desc>bounds.J2:bounds.J34</svg:desc>
                </draw:g>
              </table:table-cell>
              <table:table-cell office:value-type="float" office:value="5">
                <text:p>5</text:p>
                <draw:g>
                  <svg:desc>bounds.L2:bounds.L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31cm" svg:y="3.457cm" style:legend-expansion="high" chart:style-name="ch2"/>
        <chart:plot-area chart:style-name="ch3" table:cell-range-address="Grid.A2:Grid.A11 Grid.J1:Grid.K10 Grid.N1:Grid.O10" chart:data-source-has-labels="both" svg:x="1.33cm" svg:y="0.18cm" svg:width="11.682cm" svg:height="7.665cm">
          <chartooo:coordinate-region svg:x="1.951cm" svg:y="0.379cm" svg:width="10.874cm" svg:height="6.819cm"/>
          <chart:axis chart:dimension="x" chart:name="primary-x" chart:style-name="ch4" chartooo:axis-type="auto">
            <chartooo:date-scale/>
            <chart:title svg:x="7.074cm" svg:y="8.025cm" chart:style-name="ch5">
              <text:p>l</text:p>
            </chart:title>
            <chart:categories table:cell-range-address="Grid.A2:Grid.A11"/>
          </chart:axis>
          <chart:axis chart:dimension="y" chart:name="primary-y" chart:style-name="ch4">
            <chart:title svg:x="0.451cm" svg:y="5.088cm" chart:style-name="ch6">
              <text:p>Bound(vertex)</text:p>
            </chart:title>
            <chart:grid chart:style-name="ch7" chart:class="major"/>
          </chart:axis>
          <chart:series chart:style-name="ch8" chart:values-cell-range-address="Grid.J2:Grid.J10" chart:label-cell-address="Grid.J1:Grid.J1" chart:class="chart:line">
            <chart:data-point chart:repeated="9"/>
          </chart:series>
          <chart:series chart:style-name="ch9" chart:values-cell-range-address="Grid.K2:Grid.K10" chart:label-cell-address="Grid.K1:Grid.K1" chart:class="chart:line">
            <chart:data-point chart:repeated="9"/>
          </chart:series>
          <chart:series chart:style-name="ch10" chart:values-cell-range-address="Grid.N2:Grid.N10" chart:label-cell-address="Grid.N1:Grid.N1" chart:class="chart:line">
            <chart:data-point chart:repeated="9"/>
          </chart:series>
          <chart:series chart:style-name="ch11" chart:values-cell-range-address="Grid.O2:Grid.O10" chart:label-cell-address="Grid.O1:Grid.O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LB</text:p>
                <draw:g>
                  <svg:desc>Grid.J1:Grid.J1</svg:desc>
                </draw:g>
              </table:table-cell>
              <table:table-cell office:value-type="string">
                <text:p>SAT-LB</text:p>
                <draw:g>
                  <svg:desc>Grid.K1:Grid.K1</svg:desc>
                </draw:g>
              </table:table-cell>
              <table:table-cell office:value-type="string">
                <text:p>SAT_UB</text:p>
                <draw:g>
                  <svg:desc>Grid.N1:Grid.N1</svg:desc>
                </draw:g>
              </table:table-cell>
              <table:table-cell office:value-type="string">
                <text:p>LP-UB</text:p>
                <draw:g>
                  <svg:desc>Grid.O1:Grid.O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rid.A2:Grid.A11</svg:desc>
                </draw:g>
              </table:table-cell>
              <table:table-cell office:value-type="float" office:value="11">
                <text:p>11</text:p>
                <draw:g>
                  <svg:desc>Grid.J2:Grid.J10</svg:desc>
                </draw:g>
              </table:table-cell>
              <table:table-cell office:value-type="float" office:value="11">
                <text:p>11</text:p>
                <draw:g>
                  <svg:desc>Grid.K2:Grid.K10</svg:desc>
                </draw:g>
              </table:table-cell>
              <table:table-cell office:value-type="float" office:value="11">
                <text:p>11</text:p>
                <draw:g>
                  <svg:desc>Grid.N2:Grid.N10</svg:desc>
                </draw:g>
              </table:table-cell>
              <table:table-cell office:value-type="float" office:value="11">
                <text:p>11</text:p>
                <draw:g>
                  <svg:desc>Grid.O2:Grid.O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454cm" style:legend-expansion="high" chart:style-name="ch2"/>
        <chart:plot-area chart:style-name="ch3" table:cell-range-address="LP.B2:LP.B6 LP.J1:LP.K6 LP.N1:LP.O6" chart:data-source-has-labels="both" svg:x="1.331cm" svg:y="0.18cm" svg:width="11.682cm" svg:height="8.64cm">
          <chartooo:coordinate-region svg:x="1.952cm" svg:y="0.379cm" svg:width="9.829cm" svg:height="7.794cm"/>
          <chart:axis chart:dimension="x" chart:name="primary-x" chart:style-name="ch4" chartooo:axis-type="auto">
            <chartooo:date-scale/>
            <chart:categories table:cell-range-address="LP.B2:LP.B6"/>
          </chart:axis>
          <chart:axis chart:dimension="y" chart:name="primary-y" chart:style-name="ch4">
            <chart:title svg:x="0.451cm" svg:y="5.576cm" chart:style-name="ch5">
              <text:p>Bound(vertex)</text:p>
            </chart:title>
            <chart:grid chart:style-name="ch6" chart:class="major"/>
          </chart:axis>
          <chart:series chart:style-name="ch7" chart:values-cell-range-address="LP.J2:LP.J6" chart:label-cell-address="LP.J1:LP.J1" chart:class="chart:line">
            <chart:data-point chart:repeated="5"/>
          </chart:series>
          <chart:series chart:style-name="ch8" chart:values-cell-range-address="LP.K2:LP.K6" chart:label-cell-address="LP.K1:LP.K1" chart:class="chart:line">
            <chart:data-point chart:repeated="5"/>
          </chart:series>
          <chart:series chart:style-name="ch9" chart:values-cell-range-address="LP.N2:LP.N6" chart:label-cell-address="LP.N1:LP.N1" chart:class="chart:line">
            <chart:data-point chart:repeated="5"/>
          </chart:series>
          <chart:series chart:style-name="ch10" chart:values-cell-range-address="LP.O2:LP.O6" chart:label-cell-address="LP.O1:LP.O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LB</text:p>
                <draw:g>
                  <svg:desc>LP.J1:LP.J1</svg:desc>
                </draw:g>
              </table:table-cell>
              <table:table-cell office:value-type="string">
                <text:p>SAT-LB</text:p>
                <draw:g>
                  <svg:desc>LP.K1:LP.K1</svg:desc>
                </draw:g>
              </table:table-cell>
              <table:table-cell office:value-type="string">
                <text:p>SAT_UB</text:p>
                <draw:g>
                  <svg:desc>LP.N1:LP.N1</svg:desc>
                </draw:g>
              </table:table-cell>
              <table:table-cell office:value-type="string">
                <text:p>LP-UB</text:p>
                <draw:g>
                  <svg:desc>LP.O1:LP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od</text:p>
                <draw:g>
                  <svg:desc>LP.B2:LP.B6</svg:desc>
                </draw:g>
              </table:table-cell>
              <table:table-cell office:value-type="float" office:value="61">
                <text:p>61</text:p>
                <draw:g>
                  <svg:desc>LP.J2:LP.J6</svg:desc>
                </draw:g>
              </table:table-cell>
              <table:table-cell office:value-type="float" office:value="39">
                <text:p>39</text:p>
                <draw:g>
                  <svg:desc>LP.K2:LP.K6</svg:desc>
                </draw:g>
              </table:table-cell>
              <table:table-cell office:value-type="float" office:value="62">
                <text:p>62</text:p>
                <draw:g>
                  <svg:desc>LP.N2:LP.N6</svg:desc>
                </draw:g>
              </table:table-cell>
              <table:table-cell office:value-type="float" office:value="62">
                <text:p>62</text:p>
                <draw:g>
                  <svg:desc>LP.O2:LP.O6</svg:desc>
                </draw:g>
              </table:table-cell>
            </table:table-row>
            <table:table-row>
              <table:table-cell office:value-type="string">
                <text:p>barman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ns176607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oswot.mps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ik.250-1-100.1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3.952cm" style:legend-expansion="high" chart:style-name="ch2"/>
        <chart:plot-area chart:style-name="ch3" table:cell-range-address="bounds.C19:bounds.C41 bounds.O1:bounds.O1 bounds.O19:bounds.O41 bounds.Q1:bounds.Q1 bounds.Q19:bounds.Q41" chart:data-source-has-labels="both" svg:x="0.32cm" svg:y="0.18cm" svg:width="12.058cm" svg:height="8.64cm">
          <chartooo:coordinate-region svg:x="0.941cm" svg:y="0.301cm" svg:width="11.11cm" svg:height="7.517cm"/>
          <chart:axis chart:dimension="x" chart:name="primary-x" chart:style-name="ch4" chartooo:axis-type="auto">
            <chartooo:date-scale/>
            <chart:categories table:cell-range-address="bounds.C19:bounds.C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O19:bounds.O41" chart:label-cell-address="bounds.O1:bounds.O1" chart:class="chart:line">
            <chart:data-point chart:repeated="23"/>
          </chart:series>
          <chart:series chart:style-name="ch7" chart:values-cell-range-address="bounds.Q19:bounds.Q41" chart:label-cell-address="bounds.Q1:bounds.Q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P-UB</text:p>
                <draw:g>
                  <svg:desc>bounds.O1:bounds.O1</svg:desc>
                </draw:g>
              </table:table-cell>
              <table:table-cell office:value-type="string">
                <text:p>Max-Deg-UB</text:p>
                <draw:g>
                  <svg:desc>bounds.Q1:bounds.Q1</svg:desc>
                </draw:g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bounds.C19:bounds.C41</svg:desc>
                </draw:g>
              </table:table-cell>
              <table:table-cell office:value-type="float" office:value="16">
                <text:p>16</text:p>
                <draw:g>
                  <svg:desc>bounds.O19:bounds.O41</svg:desc>
                </draw:g>
              </table:table-cell>
              <table:table-cell office:value-type="float" office:value="30">
                <text:p>30</text:p>
                <draw:g>
                  <svg:desc>bounds.Q19:bounds.Q41</svg:desc>
                </draw:g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9">
                <text:p>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9cm" svg:height="9cm" xlink:href=".." xlink:type="simple" chart:class="chart:line" chart:style-name="ch1">
        <chart:legend chart:legend-position="end" svg:x="23.779cm" svg:y="3.703cm" style:legend-expansion="high" chart:style-name="ch2"/>
        <chart:plot-area chart:style-name="ch3" table:cell-range-address="bounds.C19:bounds.C39 bounds.G1:bounds.H1 bounds.G19:bounds.H39 bounds.K1:bounds.K1 bounds.K19:bounds.K39" chart:data-source-has-labels="both" svg:x="0.535cm" svg:y="0.18cm" svg:width="22.709cm" svg:height="8.64cm">
          <chartooo:coordinate-region svg:x="1.156cm" svg:y="0.379cm" svg:width="21.808cm" svg:height="7.794cm"/>
          <chart:axis chart:dimension="x" chart:name="primary-x" chart:style-name="ch4" chartooo:axis-type="auto">
            <chartooo:date-scale/>
            <chart:categories table:cell-range-address="bounds.C19:bounds.C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s.G19:bounds.G39" chart:label-cell-address="bounds.G1:bounds.G1" chart:class="chart:line">
            <chart:data-point chart:repeated="21"/>
          </chart:series>
          <chart:series chart:style-name="ch7" chart:values-cell-range-address="bounds.H19:bounds.H39" chart:label-cell-address="bounds.H1:bounds.H1" chart:class="chart:line">
            <chart:data-point chart:repeated="21"/>
          </chart:series>
          <chart:series chart:style-name="ch8" chart:values-cell-range-address="bounds.K19:bounds.K39" chart:label-cell-address="bounds.K1:bounds.K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-LB</text:p>
                <draw:g>
                  <svg:desc>bounds.G1:bounds.G1</svg:desc>
                </draw:g>
              </table:table-cell>
              <table:table-cell office:value-type="string">
                <text:p>MINOR-LB</text:p>
                <draw:g>
                  <svg:desc>bounds.H1:bounds.H1</svg:desc>
                </draw:g>
              </table:table-cell>
              <table:table-cell office:value-type="string">
                <text:p>SAT-LB</text:p>
                <draw:g>
                  <svg:desc>bounds.K1:bounds.K1</svg:desc>
                </draw:g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bounds.C19:bounds.C39</svg:desc>
                </draw:g>
              </table:table-cell>
              <table:table-cell office:value-type="float" office:value="6">
                <text:p>6</text:p>
                <draw:g>
                  <svg:desc>bounds.G19:bounds.G39</svg:desc>
                </draw:g>
              </table:table-cell>
              <table:table-cell office:value-type="float" office:value="2">
                <text:p>2</text:p>
                <draw:g>
                  <svg:desc>bounds.H19:bounds.H39</svg:desc>
                </draw:g>
              </table:table-cell>
              <table:table-cell office:value-type="float" office:value="16">
                <text:p>16</text:p>
                <draw:g>
                  <svg:desc>bounds.K19:bounds.K39</svg:desc>
                </draw:g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07cm" svg:height="18.807cm" xlink:href=".." xlink:type="simple" chart:class="chart:line" chart:style-name="ch1">
        <chart:legend chart:legend-position="end" svg:x="24.496cm" svg:y="8.606cm" style:legend-expansion="high" chart:style-name="ch2"/>
        <chart:plot-area chart:style-name="ch3" table:cell-range-address="'LB-Compare2'.A1:'LB-Compare2'.D45" chart:data-source-has-labels="both" svg:x="0.55cm" svg:y="0.376cm" svg:width="23.396cm" svg:height="18.055cm">
          <chartooo:coordinate-region svg:x="1.171cm" svg:y="0.575cm" svg:width="22.589cm" svg:height="17.209cm"/>
          <chart:axis chart:dimension="x" chart:name="primary-x" chart:style-name="ch4" chartooo:axis-type="auto">
            <chartooo:date-scale/>
            <chart:categories table:cell-range-address="'LB-Compare2'.A2:'LB-Compare2'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B-Compare2'.B2:'LB-Compare2'.B45" chart:label-cell-address="'LB-Compare2'.B1:'LB-Compare2'.B1" chart:class="chart:line">
            <chart:data-point chart:repeated="44"/>
          </chart:series>
          <chart:series chart:style-name="ch7" chart:values-cell-range-address="'LB-Compare2'.C2:'LB-Compare2'.C45" chart:label-cell-address="'LB-Compare2'.C1:'LB-Compare2'.C1" chart:class="chart:line">
            <chart:data-point chart:repeated="44"/>
          </chart:series>
          <chart:series chart:style-name="ch8" chart:values-cell-range-address="'LB-Compare2'.D2:'LB-Compare2'.D45" chart:label-cell-address="'LB-Compare2'.D1:'LB-Compare2'.D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-LB</text:p>
                <draw:g>
                  <svg:desc>'LB-Compare2'.B1:'LB-Compare2'.B1</svg:desc>
                </draw:g>
              </table:table-cell>
              <table:table-cell office:value-type="string">
                <text:p>MINOR-LB</text:p>
                <draw:g>
                  <svg:desc>'LB-Compare2'.C1:'LB-Compare2'.C1</svg:desc>
                </draw:g>
              </table:table-cell>
              <table:table-cell office:value-type="string">
                <text:p>SAT-LB</text:p>
                <draw:g>
                  <svg:desc>'LB-Compare2'.D1:'LB-Compare2'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LB-Compare2'.A2:'LB-Compare2'.A45</svg:desc>
                </draw:g>
              </table:table-cell>
              <table:table-cell office:value-type="float" office:value="2">
                <text:p>2</text:p>
                <draw:g>
                  <svg:desc>'LB-Compare2'.B2:'LB-Compare2'.B45</svg:desc>
                </draw:g>
              </table:table-cell>
              <table:table-cell office:value-type="float" office:value="1">
                <text:p>1</text:p>
                <draw:g>
                  <svg:desc>'LB-Compare2'.C2:'LB-Compare2'.C45</svg:desc>
                </draw:g>
              </table:table-cell>
              <table:table-cell office:value-type="float" office:value="3">
                <text:p>3</text:p>
                <draw:g>
                  <svg:desc>'LB-Compare2'.D2:'LB-Compare2'.D4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